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fe5f" officeooo:paragraph-rsid="0019fe5f"/>
    </style:style>
    <style:style style:name="P2" style:family="paragraph" style:parent-style-name="Standard">
      <style:text-properties officeooo:rsid="0019fe5f" officeooo:paragraph-rsid="001c5f4e"/>
    </style:style>
    <style:style style:name="P3" style:family="paragraph" style:parent-style-name="Standard">
      <style:text-properties officeooo:rsid="0019fe5f" officeooo:paragraph-rsid="001f3bea"/>
    </style:style>
    <style:style style:name="P4" style:family="paragraph" style:parent-style-name="Standard">
      <style:text-properties officeooo:rsid="001c5f4e" officeooo:paragraph-rsid="001c5f4e"/>
    </style:style>
    <style:style style:name="P5" style:family="paragraph" style:parent-style-name="Standard">
      <style:text-properties officeooo:rsid="001f3bea" officeooo:paragraph-rsid="001f3bea"/>
    </style:style>
    <style:style style:name="P6" style:family="paragraph" style:parent-style-name="Standard">
      <style:text-properties officeooo:rsid="0020cf66" officeooo:paragraph-rsid="0020cf66"/>
    </style:style>
    <style:style style:name="P7" style:family="paragraph" style:parent-style-name="Standard">
      <style:text-properties officeooo:rsid="00224ea2" officeooo:paragraph-rsid="00224ea2"/>
    </style:style>
    <style:style style:name="P8" style:family="paragraph" style:parent-style-name="Standard">
      <style:text-properties officeooo:rsid="00224ea2" officeooo:paragraph-rsid="00271cdb"/>
    </style:style>
    <style:style style:name="P9" style:family="paragraph" style:parent-style-name="Standard">
      <style:text-properties officeooo:rsid="001b7ad0" officeooo:paragraph-rsid="001f3bea"/>
    </style:style>
    <style:style style:name="P10" style:family="paragraph" style:parent-style-name="Standard">
      <style:text-properties officeooo:rsid="00252bc1" officeooo:paragraph-rsid="00271cdb"/>
    </style:style>
    <style:style style:name="P11" style:family="paragraph" style:parent-style-name="Standard">
      <style:text-properties officeooo:rsid="00271cdb" officeooo:paragraph-rsid="00271cdb"/>
    </style:style>
    <style:style style:name="P12" style:family="paragraph" style:parent-style-name="Standard">
      <style:text-properties officeooo:rsid="002ed74c" officeooo:paragraph-rsid="002ed74c"/>
    </style:style>
    <style:style style:name="P13" style:family="paragraph" style:parent-style-name="Standard">
      <style:text-properties officeooo:rsid="002f47fa" officeooo:paragraph-rsid="002f47fa"/>
    </style:style>
    <style:style style:name="P14" style:family="paragraph" style:parent-style-name="Standard">
      <style:text-properties officeooo:rsid="002f47fa" officeooo:paragraph-rsid="00334303"/>
    </style:style>
    <style:style style:name="P15" style:family="paragraph" style:parent-style-name="Standard">
      <style:text-properties fo:font-style="italic" officeooo:rsid="002f47fa" officeooo:paragraph-rsid="002f47fa" style:font-style-asian="italic" style:font-style-complex="italic"/>
    </style:style>
    <style:style style:name="P16" style:family="paragraph" style:parent-style-name="Standard">
      <style:text-properties fo:font-style="italic" officeooo:rsid="00317c4e" officeooo:paragraph-rsid="00317c4e" style:font-style-asian="italic" style:font-style-complex="italic"/>
    </style:style>
    <style:style style:name="P17" style:family="paragraph" style:parent-style-name="Standard">
      <style:text-properties officeooo:rsid="00335468" officeooo:paragraph-rsid="00335468"/>
    </style:style>
    <style:style style:name="P18" style:family="paragraph" style:parent-style-name="Standard">
      <style:text-properties officeooo:rsid="001f3bea" officeooo:paragraph-rsid="0038701d"/>
    </style:style>
    <style:style style:name="P19" style:family="paragraph" style:parent-style-name="Standard">
      <style:text-properties officeooo:rsid="0038701d" officeooo:paragraph-rsid="0038701d"/>
    </style:style>
    <style:style style:name="T1" style:family="text">
      <style:text-properties officeooo:rsid="001b7ad0"/>
    </style:style>
    <style:style style:name="T2" style:family="text">
      <style:text-properties officeooo:rsid="001f3bea"/>
    </style:style>
    <style:style style:name="T3" style:family="text">
      <style:text-properties fo:font-style="italic" officeooo:rsid="001f3bea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3bea" style:font-style-asian="normal" style:font-style-complex="normal"/>
    </style:style>
    <style:style style:name="T6" style:family="text">
      <style:text-properties fo:font-style="normal" officeooo:rsid="0020cf66" style:font-style-asian="normal" style:font-style-complex="normal"/>
    </style:style>
    <style:style style:name="T7" style:family="text">
      <style:text-properties fo:font-style="normal" officeooo:rsid="002f8292" style:font-style-asian="normal" style:font-style-complex="normal"/>
    </style:style>
    <style:style style:name="T8" style:family="text">
      <style:text-properties fo:font-style="normal" officeooo:rsid="00317c4e" style:font-style-asian="normal" style:font-style-complex="normal"/>
    </style:style>
    <style:style style:name="T9" style:family="text">
      <style:text-properties officeooo:rsid="00224ea2"/>
    </style:style>
    <style:style style:name="T10" style:family="text">
      <style:text-properties officeooo:rsid="00271cdb"/>
    </style:style>
    <style:style style:name="T11" style:family="text">
      <style:text-properties officeooo:rsid="0029d32c"/>
    </style:style>
    <style:style style:name="T12" style:family="text">
      <style:text-properties officeooo:rsid="002b9c1a"/>
    </style:style>
    <style:style style:name="T13" style:family="text">
      <style:text-properties officeooo:rsid="002f8292"/>
    </style:style>
    <style:style style:name="T14" style:family="text">
      <style:text-properties officeooo:rsid="003349e6"/>
    </style:style>
    <style:style style:name="T15" style:family="text">
      <style:text-properties officeooo:rsid="00355d2f"/>
    </style:style>
    <style:style style:name="T16" style:family="text">
      <style:text-properties officeooo:rsid="0036f4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ution! This code was created to be <text:span text:style-name="T11">a</text:span> attachment for a job application. It is not suitable for commercial purposes. If you find something interesting in it, please do not hesitate to reuse.</text:p>
      <text:p text:style-name="P1"/>
      <text:p text:style-name="P1"/>
      <text:p text:style-name="P1">Introduction</text:p>
      <text:p text:style-name="P1"/>
      <text:p text:style-name="P2">"Fitness Club" is a web application which <text:s/>in a complex way supports running a modern fitness center. It provides many tools both in terms of improving customer service and marketing activities.</text:p>
      <text:p text:style-name="P2"/>
      <text:p text:style-name="P2"/>
      <text:p text:style-name="P4"><text:span text:style-name="T12">Simplified</text:span> use cases <text:span text:style-name="T12">diagram</text:span></text:p>
      <text:p text:style-name="P4"/>
      <text:p text:style-name="P12">ZDJĘCIE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6">Application’<text:span text:style-name="T16">s</text:span> architecture and programming environment</text:p>
      <text:p text:style-name="P6"/>
      <text:p text:style-name="P11">Virtual enviroment</text:p>
      <text:p text:style-name="P8"/>
      <text:p text:style-name="P11">Aplikacja została podzielona na modóły</text:p>
      <text:p text:style-name="P8"/>
      <text:p text:style-name="P8">Docker</text:p>
      <text:p text:style-name="P10">wybralem alpine I instalke uwsgi przez apt</text:p>
      <text:p text:style-name="P8">if you wanted to install uwsgi via pip, you would need a C compiler and some libraries making the container much bigger.</text:p>
      <text:p text:style-name="P6"/>
      <text:p text:style-name="P6"/>
      <text:p text:style-name="P18">Serwer</text:p>
      <text:p text:style-name="P6"/>
      <text:p text:style-name="P6"/>
      <text:p text:style-name="P19">Backend</text:p>
      <text:p text:style-name="P6"><text:tab/>Backend aplikacji opiera się na Python v3.6 oraz framework’u Django 1.8.6</text:p>
      <text:p text:style-name="P5"/>
      <text:p text:style-name="P5"/>
      <text:p text:style-name="P5"/>
      <text:p text:style-name="P5"/>
      <text:p text:style-name="P5"/>
      <text:p text:style-name="P19"/>
      <text:p text:style-name="P5"/>
      <text:p text:style-name="P7"/>
      <text:p text:style-name="P13">Webpack</text:p>
      <text:p text:style-name="P13">Szybkość odczytu stron została usprawniona dzieki uzyciu webpacka miedzy innymi dzięki:</text:p>
      <text:p text:style-name="P13">- <text:span text:style-name="T13">tylko niezbędne ikony są zawarte w kodzie. Aby dodac nowa ikone do projektu wystarczy umiescic plik w formacie SVG w folderze zbiorczym</text:span></text:p>
      <text:p text:style-name="P15"><text:span text:style-name="T13">fitnes</text:span><text:span text:style-name="T7">/src/example.svg<text:line-break/>zostanie on </text:span><text:span text:style-name="T8">wraz z </text:span><text:span text:style-name="T7">innymi pli</text:span><text:span text:style-name="T8">kami </text:span><text:span text:style-name="T7">przekonwertowany do postaci pliku *.woff I zaadresowany w <text:s/>pliku css</text:span></text:p>
      <text:p text:style-name="P16"><text:span text:style-name="T7">&lt;</text:span><text:span text:style-name="T4">i class=”icon icon-example”&gt;&lt;/i&gt;</text:span></text:p>
      <text:p text:style-name="P14">- kod zrodłowy Bootstrapa został okrojony <text:span text:style-name="T14">z niewykorzystanych modulow</text:span></text:p>
      <text:p text:style-name="P17">-wszystkie pliki wysciowe zostaly zoptymalizowane I zminimalizowane. Kazda strona korzysta z jednego pliku js I <text:span text:style-name="T15">css</text:span></text:p>
      <text:p text:style-name="P7"/>
      <text:p text:style-name="P7">Git</text:p>
      <text:p text:style-name="P5"/>
      <text:p text:style-name="P5"/>
      <text:p text:style-name="P5"/>
      <text:p text:style-name="P5"/>
      <text:p text:style-name="P5">Opis modułów</text:p>
      <text:p text:style-name="P5"/>
      <text:p text:style-name="P5"/>
      <text:p text:style-name="P3"><text:soft-page-break/><text:s/><text:span text:style-name="T1">W tym rozdziale zostały szczegółowo przedstawione wszystkie funkcjonalności aplikacji. Opis każdego modułu podzielony został na trzy składowe :</text:span></text:p>
      <text:p text:style-name="P9">- opis funkcjonalności po stronie klienta</text:p>
      <text:p text:style-name="P9">- opis funkcjonalności po stronie pracownika klubu</text:p>
      <text:p text:style-name="P9">- notatki programistyczne zawierające opis wykorzystanych technologii oraz niektórych implementacji</text:p>
      <text:p text:style-name="P3"/>
      <text:p text:style-name="P3">* <text:span text:style-name="T2">Nazwa każdego modułu jest analogiczna do nazwy folderu, w którym został on osadzony w projekcie. Część modułu realizująca zadania po stronie pracownika posiada ponadto przyrostek “_backend”. <text:s/>Np. Zarządzanie treścią modułu Blog znajduje się w ./</text:span><text:span text:style-name="T3">fitness_club</text:span><text:span text:style-name="T5">/</text:span><text:span text:style-name="T6">blog_backend/</text:span></text:p>
      <text:p text:style-name="P1"/>
      <text:p text:style-name="P1"/>
      <text:p text:style-name="P7">Landing Page</text:p>
      <text:p text:style-name="P1">- <text:span text:style-name="T9">podgląd wybranych treści zawartych w serwisie, nawigacja do poszczególnych sekcji strony</text:span></text:p>
      <text:p text:style-name="P1">- <text:span text:style-name="T9">slider</text:span></text:p>
      <text:p text:style-name="P1">- <text:span text:style-name="T9">html css js jQ Bootstrap</text:span></text:p>
      <text:p text:style-name="P1"><text:s text:c="2"/><text:span text:style-name="T9">bundler npm Webpack</text:span></text:p>
      <text:p text:style-name="P1"/>
      <text:p text:style-name="P1">- <text:span text:style-name="T9">Django ….</text:span></text:p>
      <text:p text:style-name="P1"/>
      <text:p text:style-name="P1"/>
      <text:p text:style-name="P7">Blog</text:p>
      <text:p text:style-name="P1"/>
      <text:p text:style-name="P1"/>
      <text:p text:style-name="P1"/>
      <text:p text:style-name="P1"/>
      <text:p text:style-name="P7">SPIS TECHNOLOG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346in" style:type="center"/>
          <style:tab-stop style:position="8.070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56:16.283065779</meta:creation-date>
    <dc:date>2018-12-12T02:54:03.133994656</dc:date>
    <meta:editing-duration>PT6H11M25S</meta:editing-duration>
    <meta:editing-cycles>16</meta:editing-cycles>
    <meta:generator>LibreOffice/6.0.3.2$Linux_X86_64 LibreOffice_project/00m0$Build-2</meta:generator>
    <meta:document-statistic meta:table-count="0" meta:image-count="0" meta:object-count="0" meta:page-count="3" meta:paragraph-count="36" meta:word-count="316" meta:character-count="2179" meta:non-whitespace-character-count="1892"/>
  </office:meta>
</office:document-meta>
</file>